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Policepardéfaut" style:family="text">
      <style:text-properties style:font-name="Calibri Light" fo:font-size="18pt" style:font-size-asian="18pt" style:font-size-complex="18pt" style:text-underline-type="single" style:text-underline-style="solid" style:text-underline-width="auto" style:text-underline-mode="continuous"/>
    </style:style>
    <style:style style:name="T3" style:parent-style-name="Policepardéfaut" style:family="text">
      <style:text-properties style:font-name="Calibri Light" fo:font-size="18pt" style:font-size-asian="18pt" style:font-size-complex="18pt" style:text-underline-type="single" style:text-underline-style="solid" style:text-underline-width="auto" style:text-underline-mode="continuous"/>
    </style:style>
    <style:style style:name="T4" style:parent-style-name="Policepardéfaut" style:family="text">
      <style:text-properties style:font-name="Calibri Light" fo:font-size="18pt" style:font-size-asian="18pt" style:font-size-complex="18pt"/>
    </style:style>
    <style:style style:name="P5" style:parent-style-name="Normal" style:family="paragraph">
      <style:paragraph-properties fo:text-align="center"/>
      <style:text-properties style:font-name="Calibri Light" fo:font-size="18pt" style:font-size-asian="18pt" style:font-size-complex="18pt"/>
    </style:style>
    <style:style style:name="T6" style:parent-style-name="Policepardéfaut" style:family="text">
      <style:text-properties style:text-underline-type="single" style:text-underline-style="solid" style:text-underline-width="auto" style:text-underline-mode="continuous" fo:language="fr" fo:country="FR"/>
    </style:style>
    <style:style style:name="T7" style:parent-style-name="Policepardéfaut" style:family="text">
      <style:text-properties fo:language="fr" fo:country="FR"/>
    </style:style>
    <style:style style:name="T8" style:parent-style-name="Policepardéfaut" style:family="text">
      <style:text-properties fo:language="fr" fo:country="FR"/>
    </style:style>
    <style:style style:name="T9" style:parent-style-name="Policepardéfaut" style:family="text">
      <style:text-properties fo:language="fr" fo:country="FR"/>
    </style:style>
    <style:style style:name="T10" style:parent-style-name="Policepardéfaut" style:family="text">
      <style:text-properties style:text-underline-type="single" style:text-underline-style="solid" style:text-underline-width="auto" style:text-underline-mode="continuous" fo:language="fr" fo:country="FR"/>
    </style:style>
    <style:style style:name="T11" style:parent-style-name="Policepardéfaut" style:family="text">
      <style:text-properties fo:language="fr" fo:country="FR"/>
    </style:style>
    <style:style style:name="T12" style:parent-style-name="Policepardéfaut" style:family="text">
      <style:text-properties style:font-name="Calibri" style:language-asian="en" style:country-asian="US"/>
    </style:style>
    <style:style style:name="T13" style:parent-style-name="Policepardéfaut" style:family="text">
      <style:text-properties style:text-underline-type="single" style:text-underline-style="solid" style:text-underline-width="auto" style:text-underline-mode="continuous" fo:language="fr" fo:country="FR"/>
    </style:style>
    <style:style style:name="T14" style:parent-style-name="Policepardéfaut" style:family="text">
      <style:text-properties fo:language="fr" fo:country="FR"/>
    </style:style>
    <style:style style:name="T15" style:parent-style-name="Policepardéfaut" style:family="text">
      <style:text-properties fo:language="fr" fo:country="FR"/>
    </style:style>
    <style:style style:name="T16" style:parent-style-name="Policepardéfaut" style:family="text">
      <style:text-properties style:text-underline-type="single" style:text-underline-style="solid" style:text-underline-width="auto" style:text-underline-mode="continuous" fo:language="fr" fo:country="FR"/>
    </style:style>
    <style:style style:name="T17" style:parent-style-name="Policepardéfaut" style:family="text">
      <style:text-properties style:text-underline-type="single" style:text-underline-style="solid" style:text-underline-width="auto" style:text-underline-mode="continuous" fo:language="fr" fo:country="FR"/>
    </style:style>
    <style:style style:name="T18" style:parent-style-name="Policepardéfaut" style:family="text">
      <style:text-properties fo:language="fr" fo:country="FR"/>
    </style:style>
    <style:style style:name="T19" style:parent-style-name="Policepardéfaut" style:family="text">
      <style:text-properties fo:language="fr" fo:country="FR"/>
    </style:style>
    <style:style style:name="P20" style:parent-style-name="NormalWeb" style:family="paragraph">
      <style:text-properties fo:language="fr" fo:country="FR"/>
    </style:style>
    <style:style style:name="T21" style:parent-style-name="Policepardéfaut" style:family="text">
      <style:text-properties style:text-underline-type="single" style:text-underline-style="solid" style:text-underline-width="auto" style:text-underline-mode="continuous" fo:language="fr" fo:country="FR"/>
    </style:style>
    <style:style style:name="T22" style:parent-style-name="Policepardéfaut" style:family="text">
      <style:text-properties style:text-underline-type="single" style:text-underline-style="solid" style:text-underline-width="auto" style:text-underline-mode="continuous" fo:language="fr" fo:country="FR"/>
    </style:style>
    <style:style style:name="T23" style:parent-style-name="Policepardéfaut" style:family="text">
      <style:text-properties fo:language="fr" fo:country="FR"/>
    </style:style>
    <style:style style:name="T24" style:parent-style-name="Policepardéfaut" style:family="text">
      <style:text-properties fo:language="fr" fo:country="FR"/>
    </style:style>
    <style:style style:name="T25" style:parent-style-name="Policepardéfaut" style:family="text">
      <style:text-properties fo:language="fr" fo:country="FR"/>
    </style:style>
    <style:style style:name="T26" style:parent-style-name="Policepardéfaut" style:family="text">
      <style:text-properties fo:language="fr" fo:country="FR"/>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T29" style:parent-style-name="Policepardéfaut" style:family="text">
      <style:text-properties fo:language="fr" fo:country="FR"/>
    </style:style>
    <style:style style:name="T30" style:parent-style-name="Policepardéfaut" style:family="text">
      <style:text-properties style:text-underline-type="single" style:text-underline-style="solid" style:text-underline-width="auto" style:text-underline-mode="continuous" fo:language="fr" fo:country="FR"/>
    </style:style>
    <style:style style:name="T31" style:parent-style-name="Policepardéfaut" style:family="text">
      <style:text-properties style:text-underline-type="single" style:text-underline-style="solid" style:text-underline-width="auto" style:text-underline-mode="continuous"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T34" style:parent-style-name="Policepardéfaut" style:family="text">
      <style:text-properties fo:language="fr" fo:country="FR"/>
    </style:style>
    <style:style style:name="P35" style:parent-style-name="NormalWeb" style:list-style-name="LFO1" style:family="paragraph"/>
    <style:style style:name="T36" style:parent-style-name="Policepardéfaut" style:family="text">
      <style:text-properties fo:language="fr" fo:country="FR"/>
    </style:style>
    <style:style style:name="P37" style:parent-style-name="NormalWeb" style:list-style-name="LFO1" style:family="paragraph"/>
    <style:style style:name="T38" style:parent-style-name="Policepardéfaut" style:family="text">
      <style:text-properties fo:language="fr" fo:country="FR"/>
    </style:style>
    <style:style style:name="P39" style:parent-style-name="NormalWeb" style:list-style-name="LFO1" style:family="paragraph"/>
    <style:style style:name="T40" style:parent-style-name="Policepardéfaut" style:family="text">
      <style:text-properties fo:language="fr" fo:country="FR"/>
    </style:style>
  </office:automatic-styles>
  <office:body>
    <office:text text:use-soft-page-breaks="true">
      <text:p text:style-name="P1"><text:span text:style-name="T2">R</text:span><text:span text:style-name="T3">ésumé opérationnel</text:span><text:span text:style-name="T4"> :</text:span></text:p>
      <text:p text:style-name="P5"/>
      <text:p text:style-name="NormalWeb"><text:span text:style-name="T6">Titre</text:span><text:span text:style-name="T7"> :<text:s/></text:span><text:span text:style-name="T8">Robot assistant et divertissant pour personnes âgées ou à mobilité réduite</text:span><text:span text:style-name="T9">.</text:span></text:p>
      <text:p text:style-name="NormalWeb"><text:span text:style-name="T10">Rapporteur de TFE</text:span><text:span text:style-name="T11"> :<text:s/></text:span><text:span text:style-name="T12">BOUTERFA Youcef</text:span></text:p>
      <text:p text:style-name="NormalWeb"><text:span text:style-name="T13">Problématique</text:span><text:span text:style-name="T14"> : réaliser un robot autonome qui viendra en aide aux personnes âgées ou à mobilité réduite en leur proposant diverses fonctionnalités qui pourraient les aider dans leurs tâches quotidiennes.</text:span><text:span text:style-name="T15"><text:s/>Il doit également être contrôlable par la voix et doit communiquer avec son utilisateur par la parole.<text:s/></text:span></text:p>
      <text:p text:style-name="NormalWeb"><text:span text:style-name="T16">La<text:s/></text:span><text:span text:style-name="T17">méthode de travail</text:span><text:span text:style-name="T18"> :</text:span><text:span text:style-name="T19"><text:s/>étant donné que la réalisation d’un projet en électrique apporte souvent des problèmes, j’ai décidé de développer ce projet avec la méthodologie agile.</text:span></text:p>
      <text:p text:style-name="P20">Bien que je n’aie pas de client, je me suis mis à sa place afin d’établir clairement les besoins et les contraintes.<text:s/>J’ai donc tout au long du développement appliqué les différentes pratiques agiles qui pouvaient m’aider pour ce projet.<text:s/>J’ai commencé par développer le squelette du robot, c’est-à-dire la reconnaissance vocale et la parole du robot. À ce stade, le robot était fonctionnel. Ensuite, j’ai développé les fonctionnalités une par une.<text:s/>En parallèle, j’ai également développé la partie électronique. J’ai commencé par le châssis et les moteurs DC pour que le robot puisse se déplacer.</text:p>
      <text:p text:style-name="NormalWeb"><text:span text:style-name="T21">L</text:span><text:span text:style-name="T22">es résultats</text:span><text:span text:style-name="T23"> :<text:s/></text:span><text:span text:style-name="T24">le robot dans son état actuel est entièrement fonctionnel et<text:s/></text:span><text:span text:style-name="T25">peut</text:span><text:span text:style-name="T26"><text:s/>déjà être mis en service.<text:s/></text:span><text:span text:style-name="T27">Grâce à l’intelligence artificielle intégrée, il peut aisément comprendre une personne âgée.</text:span><text:span text:style-name="T28"><text:s/>Il peut également se déplacer dans une pièce tout en évitant les obstacles devant lui.</text:span><text:span text:style-name="T29"><text:s/>Au niveau du logiciel, il possède suffisamment de fonctionnalités pour aider ces personnes.</text:span></text:p>
      <text:p text:style-name="NormalWeb"><text:span text:style-name="T30">U</text:span><text:span text:style-name="T31">ne esquisse de ses recommandations</text:span><text:span text:style-name="T32"> </text:span><text:span text:style-name="T33">:</text:span><text:span text:style-name="T34"><text:s/></text:span></text:p>
      <text:list text:style-name="LFO1" text:continue-numbering="true">
        <text:list-item>
          <text:p text:style-name="P35"><text:span text:style-name="T36">Amélioration des moteurs : les moteurs actuels ne sont pas performants. Quand il avance théoriquement en ligne droite, ce n’est pas le cas dans la pratique. Améliorer ces moteurs pourrait permettre de développer de nouvelles fonctionnalités comme une cartographie 2D de la pièce lorsqu’il se déplace.</text:span></text:p>
        </text:list-item>
        <text:list-item>
          <text:p text:style-name="P37"><text:span text:style-name="T38"><text:s/>Amélioration de l’autonomie : le robot fonctionnant actuellement avec une pile 9V, son autonomie n’est pas très grande. Une solution pour y remédier serait une recharge sans-fil. Il pourrait de lui-même, lorsque la batterie est faible, se déplacer jusqu’à une station de recharge pour refaire le plein d’énergie.</text:span></text:p>
        </text:list-item>
        <text:list-item>
          <text:p text:style-name="P39"><text:span text:style-name="T40">Mise en place d’une caméra : initialement, une caméra devait être mise en place dans le robot, mais à cause de problème technique, elle a été retirée. Cette caméra permettrait d’utiliser la reconnaissance faciale pour améliorer l’expérience utilisateur.</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BE"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Guillaume Vanden Herrewegen<text:s/><text:s/>3TL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Vanden Herrewegen</meta:initial-creator>
    <dc:creator>Guillaume Vanden Herrewegen</dc:creator>
    <meta:creation-date>2020-08-24T12:03:00Z</meta:creation-date>
    <dc:date>2020-08-24T12:59:00Z</dc:date>
    <meta:template xlink:href="Normal.dotm" xlink:type="simple"/>
    <meta:editing-cycles>20</meta:editing-cycles>
    <meta:editing-duration>PT3360S</meta:editing-duration>
    <meta:document-statistic meta:page-count="1" meta:paragraph-count="32" meta:word-count="397" meta:character-count="2479" meta:row-count="51" meta:non-whitespace-character-count="2114"/>
  </office:meta>
</office:document-meta>
</file>